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8695a2"/>
    </style:style>
    <style:style style:name="gr2" style:family="graphic" style:parent-style-name="standard">
      <style:graphic-properties svg:stroke-width="0.001cm" draw:fill-color="#a2acb5" fo:padding-top="-0.049cm" fo:padding-bottom="-0.049cm" fo:padding-left="-0.049cm" fo:padding-right="-0.049cm"/>
    </style:style>
    <style:style style:name="gr3" style:family="graphic" style:parent-style-name="standard">
      <style:graphic-properties svg:stroke-width="0.001cm" draw:fill="none" draw:fill-color="#ffffff" fo:padding-top="-0.049cm" fo:padding-bottom="-0.049cm" fo:padding-left="-0.049cm" fo:padding-right="-0.049cm"/>
    </style:style>
    <style:style style:name="gr4" style:family="graphic" style:parent-style-name="standard">
      <style:graphic-properties svg:stroke-width="0cm" draw:fill-color="#000000" fo:padding-top="-0.05cm" fo:padding-bottom="-0.05cm" fo:padding-left="-0.05cm" fo:padding-right="-0.05cm"/>
    </style:style>
    <style:style style:name="gr5" style:family="graphic" style:parent-style-name="standard">
      <style:graphic-properties svg:stroke-width="0.001cm" svg:stroke-color="#000000" draw:fill-color="#c0c0c0" fo:padding-top="-0.049cm" fo:padding-bottom="-0.049cm" fo:padding-left="-0.049cm" fo:padding-right="-0.049cm"/>
    </style:style>
    <style:style style:name="gr6" style:family="graphic" style:parent-style-name="standard">
      <style:graphic-properties svg:stroke-width="0.001cm" svg:stroke-color="#000000" draw:fill-color="#8695a2" fo:padding-top="-0.049cm" fo:padding-bottom="-0.049cm" fo:padding-left="-0.049cm" fo:padding-right="-0.049cm"/>
    </style:style>
    <style:style style:name="gr7" style:family="graphic" style:parent-style-name="standard">
      <style:graphic-properties svg:stroke-width="0.001cm" svg:stroke-color="#000000" draw:fill-color="#10aa00" fo:padding-top="-0.049cm" fo:padding-bottom="-0.049cm" fo:padding-left="-0.049cm" fo:padding-right="-0.049cm"/>
    </style:style>
    <style:style style:name="gr8" style:family="graphic" style:parent-style-name="standard">
      <style:graphic-properties svg:stroke-width="0.001cm" svg:stroke-color="#000000" draw:fill-color="#ea9f00" fo:padding-top="-0.049cm" fo:padding-bottom="-0.049cm" fo:padding-left="-0.049cm" fo:padding-right="-0.049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3.217cm" svg:y="1.6cm"/>
          <draw:glue-point draw:id="6" svg:x="-2.717cm" svg:y="1.6cm"/>
          <draw:glue-point draw:id="7" svg:x="-2.217cm" svg:y="1.6cm"/>
          <draw:glue-point draw:id="8" svg:x="-1.717cm" svg:y="1.6cm"/>
          <draw:glue-point draw:id="9" svg:x="-1.217cm" svg:y="1.6cm"/>
          <draw:glue-point draw:id="10" svg:x="-0.717cm" svg:y="1.6cm"/>
          <draw:glue-point draw:id="11" svg:x="-0.217cm" svg:y="1.6cm"/>
          <draw:glue-point draw:id="12" svg:x="2.783cm" svg:y="1.6cm"/>
          <draw:glue-point draw:id="13" svg:x="1.783cm" svg:y="-1.4cm"/>
          <draw:glue-point draw:id="14" svg:x="2.45cm" svg:y="-1.4cm"/>
          <draw:glue-point draw:id="15" svg:x="-5cm" svg:y="0cm"/>
          <draw:glue-point draw:id="16" svg:x="-5cm" svg:y="5cm"/>
          <draw:glue-point draw:id="17" svg:x="0cm" svg:y="-5cm"/>
          <draw:glue-point draw:id="18" svg:x="0cm" svg:y="-5cm"/>
          <draw:glue-point draw:id="19" svg:x="0cm" svg:y="5cm"/>
          <draw:glue-point draw:id="20" svg:x="5cm" svg:y="-5cm"/>
          <draw:glue-point draw:id="21" svg:x="5cm" svg:y="0cm"/>
          <draw:glue-point draw:id="22" svg:x="5cm" svg:y="5cm"/>
          <draw:rect draw:style-name="gr1" draw:layer="layout" svg:width="12cm" svg:height="2cm" svg:x="0cm" svg:y="0cm">
            <text:p/>
          </draw:rect>
          <draw:rect draw:style-name="gr2" draw:layer="layout" svg:width="10cm" svg:height="1.6cm" svg:x="1cm" svg:y="0.2cm">
            <text:p/>
          </draw:rect>
          <draw:line draw:style-name="gr3" draw:layer="layout" svg:x1="0.2cm" svg:y1="0cm" svg:x2="0.2cm" svg:y2="2cm">
            <text:p/>
          </draw:line>
          <draw:line draw:style-name="gr3" draw:layer="layout" svg:x1="11.8cm" svg:y1="0cm" svg:x2="11.8cm" svg:y2="2cm">
            <text:p/>
          </draw:line>
          <draw:rect draw:style-name="gr4" draw:layer="layout" svg:width="0.1cm" svg:height="0.6cm" svg:x="0.05cm" svg:y="0.7cm">
            <text:p/>
          </draw:rect>
          <draw:rect draw:style-name="gr4" draw:layer="layout" svg:width="0.1cm" svg:height="0.6cm" svg:x="11.85cm" svg:y="0.7cm">
            <text:p/>
          </draw:rect>
          <draw:circle draw:style-name="gr4" draw:layer="layout" svg:width="0.08cm" svg:height="0.08cm" svg:x="0.06cm" svg:y="0.46cm">
            <text:p/>
          </draw:circle>
          <draw:circle draw:style-name="gr4" draw:layer="layout" svg:width="0.08cm" svg:height="0.08cm" svg:x="0.06cm" svg:y="1.46cm">
            <text:p/>
          </draw:circle>
          <draw:circle draw:style-name="gr4" draw:layer="layout" svg:width="0.08cm" svg:height="0.08cm" svg:x="11.86cm" svg:y="0.46cm">
            <text:p/>
          </draw:circle>
          <draw:circle draw:style-name="gr4" draw:layer="layout" svg:width="0.08cm" svg:height="0.08cm" svg:x="11.86cm" svg:y="1.46cm">
            <text:p/>
          </draw:circle>
          <draw:rect draw:style-name="gr5" draw:layer="layout" svg:width="0.7cm" svg:height="0.24cm" svg:x="2cm" svg:y="0.6cm">
            <text:p/>
          </draw:rect>
          <draw:rect draw:style-name="gr5" draw:layer="layout" svg:width="0.7cm" svg:height="0.24cm" svg:x="3.6cm" svg:y="0.6cm">
            <text:p/>
          </draw:rect>
          <draw:rect draw:style-name="gr5" draw:layer="layout" svg:width="0.3cm" svg:height="0.24cm" svg:x="2cm" svg:y="1.2cm">
            <text:p/>
          </draw:rect>
          <draw:rect draw:style-name="gr5" draw:layer="layout" svg:width="0.3cm" svg:height="0.24cm" svg:x="2.6cm" svg:y="1.2cm">
            <text:p/>
          </draw:rect>
          <draw:rect draw:style-name="gr5" draw:layer="layout" svg:width="0.3cm" svg:height="0.24cm" svg:x="3.2cm" svg:y="1.2cm">
            <text:p/>
          </draw:rect>
          <draw:rect draw:style-name="gr5" draw:layer="layout" svg:width="0.3cm" svg:height="0.24cm" svg:x="3.8cm" svg:y="1.2cm">
            <text:p/>
          </draw:rect>
          <draw:rect draw:style-name="gr5" draw:layer="layout" svg:width="0.3cm" svg:height="0.24cm" svg:x="4.4cm" svg:y="1.2cm">
            <text:p/>
          </draw:rect>
          <draw:rect draw:style-name="gr5" draw:layer="layout" svg:width="0.3cm" svg:height="0.24cm" svg:x="5cm" svg:y="1.2cm">
            <text:p/>
          </draw:rect>
          <draw:rect draw:style-name="gr5" draw:layer="layout" svg:width="0.3cm" svg:height="0.24cm" svg:x="5.6cm" svg:y="1.2cm">
            <text:p/>
          </draw:rect>
          <draw:rect draw:style-name="gr5" draw:layer="layout" svg:width="0.3cm" svg:height="0.24cm" svg:x="8cm" svg:y="0.6cm">
            <text:p/>
          </draw:rect>
          <draw:rect draw:style-name="gr5" draw:layer="layout" svg:width="0.3cm" svg:height="0.24cm" svg:x="8.8cm" svg:y="0.6cm">
            <text:p/>
          </draw:rect>
          <draw:rect draw:style-name="gr5" draw:layer="layout" svg:width="0.3cm" svg:height="0.24cm" svg:x="9.2cm" svg:y="1.2cm">
            <text:p/>
          </draw:rect>
          <draw:circle draw:style-name="gr6" draw:layer="layout" svg:width="0.12cm" svg:height="0.12cm" svg:x="1.24cm" svg:y="0.44cm">
            <text:p/>
          </draw:circle>
          <draw:circle draw:style-name="gr6" draw:layer="layout" svg:width="0.12cm" svg:height="0.12cm" svg:x="1.24cm" svg:y="1.44cm">
            <text:p/>
          </draw:circle>
          <draw:circle draw:style-name="gr6" draw:layer="layout" svg:width="0.12cm" svg:height="0.12cm" svg:x="10.64cm" svg:y="0.44cm">
            <text:p/>
          </draw:circle>
          <draw:circle draw:style-name="gr6" draw:layer="layout" svg:width="0.12cm" svg:height="0.12cm" svg:x="10.64cm" svg:y="1.44cm">
            <text:p/>
          </draw:circle>
          <draw:circle draw:style-name="gr6" draw:layer="layout" svg:width="0.12cm" svg:height="0.12cm" svg:x="5.74cm" svg:y="0.44cm">
            <text:p/>
          </draw:circle>
          <draw:circle draw:style-name="gr6" draw:layer="layout" svg:width="0.12cm" svg:height="0.12cm" svg:x="6.14cm" svg:y="0.44cm">
            <text:p/>
          </draw:circle>
          <draw:circle draw:style-name="gr7" draw:layer="layout" svg:width="0.08cm" svg:height="0.08cm" svg:x="6.76cm" svg:y="0.56cm">
            <text:p/>
          </draw:circle>
          <draw:circle draw:style-name="gr8" draw:layer="layout" svg:width="0.08cm" svg:height="0.08cm" svg:x="7.16cm" svg:y="0.56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PD - TelephoneExchange</dc:title>
    <meta:creation-date>2011-02-07T16:56:48</meta:creation-date>
    <meta:editing-duration>P0D</meta:editing-duration>
    <meta:editing-cycles>1</meta:editing-cycles>
    <meta:document-statistic meta:object-count="31"/>
    <meta:generator>OpenOffice.org/3.3$Linux OpenOffice.org_project/330m20$Build-9567</meta:generator>
  </office:meta>
</office:document-meta>
</file>